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02cm"/>
    </style:style>
    <style:style style:name="co2" style:family="table-column">
      <style:table-column-properties fo:break-before="auto" style:column-width="1.59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工作表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(ms)</text:p>
          </table:table-cell>
          <table:table-cell office:value-type="string">
            <text:p>off</text:p>
          </table:table-cell>
          <table:table-cell office:value-type="string">
            <text:p>on</text:p>
          </table:table-cell>
        </table:table-row>
        <table:table-row table:style-name="ro1">
          <table:table-cell office:value-type="string">
            <text:p>avrora</text:p>
          </table:table-cell>
          <table:table-cell office:value-type="float" office:value="23884">
            <text:p>23884</text:p>
          </table:table-cell>
          <table:table-cell office:value-type="float" office:value="24975">
            <text:p>24975</text:p>
          </table:table-cell>
        </table:table-row>
        <table:table-row table:style-name="ro1">
          <table:table-cell office:value-type="string">
            <text:p>eclipse</text:p>
          </table:table-cell>
          <table:table-cell office:value-type="float" office:value="478844">
            <text:p>478844</text:p>
          </table:table-cell>
          <table:table-cell office:value-type="float" office:value="239428">
            <text:p>239428</text:p>
          </table:table-cell>
        </table:table-row>
        <table:table-row table:style-name="ro1">
          <table:table-cell office:value-type="string">
            <text:p>fop</text:p>
          </table:table-cell>
          <table:table-cell office:value-type="float" office:value="23048">
            <text:p>23048</text:p>
          </table:table-cell>
          <table:table-cell office:value-type="float" office:value="23974">
            <text:p>23974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float" office:value="153730">
            <text:p>153730</text:p>
          </table:table-cell>
          <table:table-cell office:value-type="float" office:value="26330">
            <text:p>26330</text:p>
          </table:table-cell>
        </table:table-row>
        <table:table-row table:style-name="ro1">
          <table:table-cell office:value-type="string">
            <text:p>jython</text:p>
          </table:table-cell>
          <table:table-cell office:value-type="float" office:value="73064">
            <text:p>73064</text:p>
          </table:table-cell>
          <table:table-cell office:value-type="float" office:value="64626">
            <text:p>64626</text:p>
          </table:table-cell>
        </table:table-row>
        <table:table-row table:style-name="ro1">
          <table:table-cell office:value-type="string">
            <text:p>luindex</text:p>
          </table:table-cell>
          <table:table-cell office:value-type="float" office:value="8767">
            <text:p>8767</text:p>
          </table:table-cell>
          <table:table-cell office:value-type="float" office:value="9638">
            <text:p>9638</text:p>
          </table:table-cell>
        </table:table-row>
        <table:table-row table:style-name="ro1">
          <table:table-cell office:value-type="string">
            <text:p>lusearch</text:p>
          </table:table-cell>
          <table:table-cell office:value-type="float" office:value="20613">
            <text:p>20613</text:p>
          </table:table-cell>
          <table:table-cell office:value-type="float" office:value="22347">
            <text:p>22347</text:p>
          </table:table-cell>
        </table:table-row>
        <table:table-row table:style-name="ro1">
          <table:table-cell office:value-type="string">
            <text:p>pmd</text:p>
          </table:table-cell>
          <table:table-cell office:value-type="float" office:value="39601">
            <text:p>39601</text:p>
          </table:table-cell>
          <table:table-cell office:value-type="float" office:value="39842">
            <text:p>39842</text:p>
          </table:table-cell>
        </table:table-row>
        <table:table-row table:style-name="ro1">
          <table:table-cell office:value-type="string">
            <text:p>sunflow</text:p>
          </table:table-cell>
          <table:table-cell office:value-type="float" office:value="36987">
            <text:p>36987</text:p>
          </table:table-cell>
          <table:table-cell office:value-type="float" office:value="39059">
            <text:p>39059</text:p>
          </table:table-cell>
        </table:table-row>
        <table:table-row table:style-name="ro1">
          <table:table-cell office:value-type="string">
            <text:p>tomcat</text:p>
          </table:table-cell>
          <table:table-cell office:value-type="float" office:value="50080">
            <text:p>50080</text:p>
          </table:table-cell>
          <table:table-cell office:value-type="float" office:value="40833">
            <text:p>40833</text:p>
          </table:table-cell>
        </table:table-row>
        <table:table-row table:style-name="ro1">
          <table:table-cell office:value-type="string">
            <text:p>tradebeans</text:p>
          </table:table-cell>
          <table:table-cell office:value-type="float" office:value="74204">
            <text:p>74204</text:p>
          </table:table-cell>
          <table:table-cell office:value-type="float" office:value="42590">
            <text:p>42590</text:p>
          </table:table-cell>
        </table:table-row>
        <table:table-row table:style-name="ro1">
          <table:table-cell office:value-type="string">
            <text:p>tradesoap</text:p>
          </table:table-cell>
          <table:table-cell office:value-type="float" office:value="328558">
            <text:p>328558</text:p>
          </table:table-cell>
          <table:table-cell office:value-type="float" office:value="157477">
            <text:p>157477</text:p>
          </table:table-cell>
        </table:table-row>
        <table:table-row table:style-name="ro1">
          <table:table-cell office:value-type="string">
            <text:p>xalan</text:p>
          </table:table-cell>
          <table:table-cell office:value-type="float" office:value="28337">
            <text:p>28337</text:p>
          </table:table-cell>
          <table:table-cell office:value-type="float" office:value="30263">
            <text:p>30263</text:p>
          </table:table-cell>
        </table:table-row>
        <table:table-row table:style-name="ro1">
          <table:table-cell office:value-type="string">
            <text:p>sum</text:p>
          </table:table-cell>
          <table:table-cell table:formula="of:=SUM([.B2:.B14])" office:value-type="float" office:value="1339717">
            <text:p>1339717</text:p>
          </table:table-cell>
          <table:table-cell table:formula="of:=SUM([.C2:.C14])" office:value-type="float" office:value="761382">
            <text:p>7613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文泉驿正黑" svg:font-family="文泉驿正黑" style:font-family-generic="swiss" style:font-pitch="variable"/>
    <style:font-face style:name="文泉驿正黑1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文泉驿正黑" fo:language="en" fo:country="US" style:font-name-asian="文泉驿正黑1" style:language-asian="zh" style:country-asian="CN" style:font-name-complex="文泉驿正黑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00／00／00</text:date>, <text:time style:data-style-name="N2" text:time-value="0000-00-00T18:46:2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09T19:15:04</dc:date>
    <dc:creator>xiehuc </dc:creator>
    <meta:generator>LibreOffice/3.6$Linux_X86_64 LibreOffice_project/360m1$Build-2</meta:generator>
    <meta:editing-duration>PT49M16S</meta:editing-duration>
    <meta:editing-cycles>11</meta:editing-cycles>
    <meta:document-statistic meta:table-count="1" meta:cell-count="45" meta:object-count="0"/>
  </office:meta>
</office:document-meta>
</file>